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57c24" officeooo:paragraph-rsid="00157c24" style:font-weight-asian="bold" style:font-weight-complex="bold"/>
    </style:style>
    <style:style style:name="P2" style:family="paragraph" style:parent-style-name="Standard">
      <style:text-properties fo:font-weight="bold" officeooo:rsid="00180d90" officeooo:paragraph-rsid="00180d90" style:font-weight-asian="bold" style:font-weight-complex="bold"/>
    </style:style>
    <style:style style:name="P3" style:family="paragraph" style:parent-style-name="Standard">
      <style:text-properties fo:font-weight="bold" officeooo:rsid="0018e352" officeooo:paragraph-rsid="0018e352" style:font-weight-asian="bold" style:font-weight-complex="bold"/>
    </style:style>
    <style:style style:name="P4" style:family="paragraph" style:parent-style-name="Standard" style:list-style-name="L1">
      <style:text-properties fo:font-weight="normal" officeooo:rsid="00157c24" officeooo:paragraph-rsid="00157c24" style:font-weight-asian="normal" style:font-weight-complex="normal"/>
    </style:style>
    <style:style style:name="P5" style:family="paragraph" style:parent-style-name="Standard">
      <style:text-properties fo:font-weight="normal" officeooo:rsid="00157c24" officeooo:paragraph-rsid="00157c24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180d90" officeooo:paragraph-rsid="00180d90" style:font-weight-asian="normal" style:font-weight-complex="normal"/>
    </style:style>
    <style:style style:name="P7" style:family="paragraph" style:parent-style-name="Standard">
      <style:text-properties fo:font-weight="normal" officeooo:rsid="00180d90" officeooo:paragraph-rsid="00180d90" style:font-weight-asian="normal" style:font-weight-complex="normal"/>
    </style:style>
    <style:style style:name="P8" style:family="paragraph" style:parent-style-name="Standard" style:list-style-name="L4">
      <style:text-properties fo:font-weight="normal" officeooo:rsid="0018e352" officeooo:paragraph-rsid="0018e352" style:font-weight-asian="normal" style:font-weight-complex="normal"/>
    </style:style>
    <style:style style:name="P9" style:family="paragraph" style:parent-style-name="Standard" style:list-style-name="L4">
      <style:text-properties fo:font-weight="normal" officeooo:rsid="0018e352" officeooo:paragraph-rsid="001a4760" style:font-weight-asian="normal" style:font-weight-complex="normal"/>
    </style:style>
    <style:style style:name="P10" style:family="paragraph" style:parent-style-name="Standard" style:list-style-name="L4">
      <style:text-properties fo:font-weight="normal" officeooo:rsid="001a4760" officeooo:paragraph-rsid="001a4760" style:font-weight-asian="normal" style:font-weight-complex="normal"/>
    </style:style>
    <style:style style:name="P11" style:family="paragraph" style:parent-style-name="Standard">
      <style:text-properties officeooo:rsid="00157c24" officeooo:paragraph-rsid="00157c24"/>
    </style:style>
    <style:style style:name="P12" style:family="paragraph" style:parent-style-name="Standard" style:list-style-name="L2">
      <style:text-properties officeooo:rsid="00157c24" officeooo:paragraph-rsid="00157c24"/>
    </style:style>
    <style:style style:name="P13" style:family="paragraph" style:parent-style-name="Standard" style:list-style-name="L2">
      <style:text-properties officeooo:rsid="0018e352" officeooo:paragraph-rsid="0018e352"/>
    </style:style>
    <style:style style:name="P14" style:family="paragraph" style:parent-style-name="Standard" style:list-style-name="L4">
      <style:text-properties fo:font-style="italic" fo:font-weight="normal" officeooo:rsid="001a4760" officeooo:paragraph-rsid="001a4760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e352" style:font-weight-asian="normal" style:font-weight-complex="normal"/>
    </style:style>
    <style:style style:name="T3" style:family="text">
      <style:text-properties officeooo:rsid="00180d90"/>
    </style:style>
    <style:style style:name="T4" style:family="text">
      <style:text-properties officeooo:rsid="0018e352"/>
    </style:style>
    <style:style style:name="T5" style:family="text">
      <style:text-properties officeooo:rsid="001a476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rtseite</text:p>
      <text:list text:style-name="L1">
        <text:list-item>
          <text:p text:style-name="P4">Begrüßung</text:p>
        </text:list-item>
        <text:list-item>
          <text:p text:style-name="P4">Auswahl Benutzer</text:p>
        </text:list-item>
        <text:list-item>
          <text:p text:style-name="P4">1 Button je Benutzer mit Namen drin</text:p>
        </text:list-item>
        <text:list-item>
          <text:p text:style-name="P4">Benutzer-Auswahl führt direkt zu<text:span text:style-name="T4">r</text:span> Scan-<text:span text:style-name="T4">Page</text:span></text:p>
        </text:list-item>
        <text:list-item>
          <text:p text:style-name="P4">Button <text:span text:style-name="T3">Admin führt zu Admin-Login</text:span></text:p>
        </text:list-item>
      </text:list>
      <text:p text:style-name="P5"/>
      <text:p text:style-name="P2">Admin-Login</text:p>
      <text:list text:style-name="L3">
        <text:list-item>
          <text:p text:style-name="P6">Fenster zur Eingabe von Benutzername</text:p>
        </text:list-item>
        <text:list-item>
          <text:p text:style-name="P6">Fenster zur Eingabe des Passworts</text:p>
        </text:list-item>
        <text:list-item>
          <text:p text:style-name="P6">Button „anmelden“ prüft Eingabe und führt zu Admin-Dashboard</text:p>
        </text:list-item>
        <text:list-item>
          <text:p text:style-name="P6">Button „zurück“ führt zurück zur Startseite</text:p>
        </text:list-item>
      </text:list>
      <text:p text:style-name="P7"/>
      <text:p text:style-name="P1">Admin-Dashboard</text:p>
      <text:list text:style-name="L2">
        <text:list-item>
          <text:p text:style-name="P12"><text:span text:style-name="T1">Anzeige aller Zeitschriften in der Datenbank</text:span></text:p>
        </text:list-item>
        <text:list-item>
          <text:p text:style-name="P12"><text:span text:style-name="T1">Unterteilung angezeigter Zeitschriften in ausgeliehen und verfügbar</text:span></text:p>
        </text:list-item>
        <text:list-item>
          <text:p text:style-name="P12"><text:span text:style-name="T1">Button „Statistik“ führt zu Ausleihstatistiken</text:span></text:p>
        </text:list-item>
        <text:list-item>
          <text:p text:style-name="P12"><text:span text:style-name="T1">Button „</text:span><text:span text:style-name="T2">Zeitschrift h</text:span><text:span text:style-name="T1">inzufügen“ führt zu Zeitschrifteneingabe</text:span></text:p>
        </text:list-item>
        <text:list-item>
          <text:p text:style-name="P12"><text:span text:style-name="T1">Button „</text:span><text:span text:style-name="T2">Zeitschrift e</text:span><text:span text:style-name="T1">ntfernen“ führt zu </text:span></text:p>
        </text:list-item>
        <text:list-item>
          <text:p text:style-name="P13"><text:span text:style-name="T1">Anzeige aller Benutzer</text:span></text:p>
        </text:list-item>
        <text:list-item>
          <text:p text:style-name="P13"><text:span text:style-name="T1">Button „Benutzer hinzufügen“</text:span></text:p>
        </text:list-item>
        <text:list-item>
          <text:p text:style-name="P13"><text:span text:style-name="T1">Button „Benutzer entfernen“</text:span></text:p>
        </text:list-item>
      </text:list>
      <text:p text:style-name="P11"><text:span text:style-name="T1"/></text:p>
      <text:p text:style-name="P3">Scan-Page</text:p>
      <text:list text:style-name="L4">
        <text:list-item>
          <text:p text:style-name="P8">Kamera-Fenster zum einlesen eines Barcodes</text:p>
        </text:list-item>
        <text:list-item>
          <text:p text:style-name="P10">Button „Zurück“ führt zurück zur Startseite/Benutzerauswahl</text:p>
          <text:list>
            <text:list-item>
              <text:list>
                <text:list-item>
                  <text:p text:style-name="P14">hier eventuell anderes Verhalten wenn Admin? Stattdessen zurück zum Admin Dashboard...</text:p>
                </text:list-item>
              </text:list>
            </text:list-item>
          </text:list>
        </text:list-item>
        <text:list-item>
          <text:p text:style-name="P8">Wird Barcode im Fenster erkannt – Anzeige <text:span text:style-name="T5">d. </text:span>erkannte<text:span text:style-name="T5">n</text:span> Barcode<text:span text:style-name="T5">s</text:span> und Rückfrage an Benutzer ob Barcode korrekt</text:p>
          <text:list>
            <text:list-item>
              <text:p text:style-name="P9">Button „Bestätigen“ – Prüfung ob Barcode in Datenbank vorhanden</text:p>
              <text:list>
                <text:list-item>
                  <text:p text:style-name="P9"><text:span text:style-name="T5">in Abhängigkeit davon Zeitschrift automatisch ausleihen oder zurückgeben</text:span> </text:p>
                </text:list-item>
              </text:list>
            </text:list-item>
            <text:list-item>
              <text:p text:style-name="P8">Button „Erneut Scannen“ – <text:span text:style-name="T5">führt zurück zum Scan</text:span></text:p>
            </text:list-item>
            <text:list-item>
              <text:p text:style-name="P8">Button „Abbrechen“ – <text:span text:style-name="T5">führt zurück </text:span><text:s/><text:span text:style-name="T5">zur Benutzerauswahl/Startseite</text:span></text:p>
              <text:list>
                <text:list-item>
                  <text:p text:style-name="P14">hier eventuell anderes Verhalten wenn Admin? Stattdessen zurück zum Admin Dashboard…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0:34:08.994136444</meta:creation-date>
    <dc:date>2025-04-15T11:07:56.365544534</dc:date>
    <meta:editing-duration>PT22M49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30" meta:word-count="190" meta:character-count="1341" meta:non-whitespace-character-count="1200"/>
  </office:meta>
</office:document-meta>
</file>